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Von welchen Partitionen erstellt Snapper in einer SLE-Installation standardmässig automatische Snapshots</text:p>
            <text:p>A) /home</text:p>
            <text:p>B) /</text:p>
            <text:p>C) das ganze System (alle Partitionen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Auf welchem Dateisystem unterstützt SUSE mit Snapper automatische Snappshots? </text:p>
            <text:p>A) xfs</text:p>
            <text:p>B) ext4</text:p>
            <text:p>C) btrfs</text:p>
            <text:p>D) lvm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 System-Tools können in einer SLE-Installation vor potentiell heiklen Operationen selber Snapshots erstellen </text:p>
            <text:p>A) rm, rmdir und cfdisk</text:p>
            <text:p>B) YAST und zypper</text:p>
            <text:p>C) dd, cp und mv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Kann snapper auch Änderungen an einzelnen Dateien rückgängig machen?</text:p>
            <text:p>A) Nein, nur Snapshots</text:p>
            <text:p>B)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20:12:03.930608245</dc:date>
    <dc:creator>Nicolas Christener</dc:creator>
    <meta:editing-duration>PT1H43M44S</meta:editing-duration>
    <meta:editing-cycles>30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6</meta:user-defined>
    <meta:user-defined meta:name="Modul_Name">snapper</meta:user-defined>
  </office:meta>
</office:document-meta>
</file>